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text>
      <text:h text:outline-level="1" text:style-name="TitleStyle">Opename: Strategy, Refined by Merit</text:h>
      <text:h text:outline-level="2" text:style-name="HeaderStyle">What Opename Does</text:h>
      <text:p text:style-name="ParaStyle">Opename transforms your video strategy meeting into a collaborative meritocracy, where participants can:</text:p>
      <text:p text:style-name="ParaStyle">- Discuss Named Strategies: Each proposed idea is given a unique, trackable name and displayed in real-time.</text:p>
      <text:p text:style-name="ParaStyle">- Rate Peers by Relevant Expertise: Participants assign dynamic skill ratings to one another, based on relevant experience.</text:p>
      <text:p text:style-name="ParaStyle">- Vote in Real Time: Strategies are upvoted or deprioritized through live, weighted voting. Vote weights shift dynamically.</text:p>
      <text:p text:style-name="ParaStyle">- AI-Powered Summarization: Transcribes your discussion and auto-generates summaries with influence and dissent maps.</text:p>
      <text:p text:style-name="ParaStyle">- Live Strategy Refinement: Strategies can be added, edited, or branched—all tracked in a live strategy board.</text:p>
      <text:h text:outline-level="2" text:style-name="HeaderStyle">Controlled Access &amp; Privacy</text:h>
      <text:p text:style-name="ParaStyle">Only the session initiator registers an email address. This allows:</text:p>
      <text:p text:style-name="ParaStyle">- Secure download of session outcomes</text:p>
      <text:p text:style-name="ParaStyle">- Authority to close the session</text:p>
      <text:p text:style-name="ParaStyle">- Permanent deletion of all records</text:p>
      <text:p text:style-name="ParaStyle">Other participants join anonymously. We do not store data after the session unless explicitly requested.</text:p>
      <text:h text:outline-level="2" text:style-name="HeaderStyle">What You Get After Each Session</text:h>
      <text:p text:style-name="ParaStyle">- PDF/Markdown export of:</text:p>
      <text:p text:style-name="ParaStyle">  • Final strategy list with vote-weighted scores</text:p>
      <text:p text:style-name="ParaStyle">  • Summary of key arguments</text:p>
      <text:p text:style-name="ParaStyle">  • Peer influence heatmap</text:p>
      <text:p text:style-name="ParaStyle">  • Optional transcript</text:p>
      <text:p text:style-name="ParaStyle">- Private download link sent to session initiator</text:p>
      <text:p text:style-name="ParaStyle">- Option to delete all session data</text:p>
      <text:h text:outline-level="2" text:style-name="HeaderStyle">Pricing Model</text:h>
      <text:p text:style-name="ParaStyle">Pay Per Session — no subscriptions:</text:p>
      <text:p text:style-name="ParaStyle">- Small Team (up to 5): $8/session</text:p>
      <text:p text:style-name="ParaStyle">- Medium Team (up to 12): $18/session</text:p>
      <text:p text:style-name="ParaStyle">- Large Team (up to 25): $32/session</text:p>
      <text:p text:style-name="ParaStyle">Volume pricing available for frequent users.</text:p>
      <text:h text:outline-level="2" text:style-name="HeaderStyle">Use Cases</text:h>
      <text:p text:style-name="ParaStyle">- Startup founders deciding between growth models</text:p>
      <text:p text:style-name="ParaStyle">- Executive teams choosing Q3 focus areas</text:p>
      <text:p text:style-name="ParaStyle">- Advisory boards narrowing recommendations</text:p>
      <text:p text:style-name="ParaStyle">- Product managers evaluating roadmap pivots</text:p>
      <text:p text:style-name="ParaStyle">- Civic groups deliberating protest tactics or messaging</text:p>
      <text:h text:outline-level="2" text:style-name="HeaderStyle">Why Use Opename?</text:h>
      <text:p text:style-name="ParaStyle">- Stay focused on decisions—not dialogue loops</text:p>
      <text:p text:style-name="ParaStyle">- Elevate expert insight without silencing new voices</text:p>
      <text:p text:style-name="ParaStyle">- Document everything automatically</text:p>
      <text:p text:style-name="ParaStyle">- Delete everything when you’re done</text:p>
      <text:p text:style-name="ParaStyle">- Pay only when you need it</text:p>
      <text:h text:outline-level="2" text:style-name="HeaderStyle">Tagline</text:h>
      <text:p text:style-name="ParaStyle">Opename — Decide better. Together.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office:version="1.2">
  <office:styles>
    <style:style style:name="TitleStyle" style:family="paragraph" style:display-name="TitleStyle">
      <style:text-properties fo:font-size="16pt" fo:font-weight="bold"/>
    </style:style>
    <style:style style:name="HeaderStyle" style:family="paragraph" style:display-name="HeaderStyle">
      <style:text-properties fo:font-size="12pt" fo:font-weight="bold"/>
    </style:style>
    <style:style style:name="ParaStyle" style:family="paragraph" style:display-name="ParaStyle">
      <style:text-properties fo:font-size="10pt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meta>
    <meta:generator>ODFPY/1.4.1</meta:generator>
  </office:meta>
</office:document-meta>
</file>